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 officeooo:rsid="001d159c" officeooo:paragraph-rsid="001d159c"/>
    </style:style>
    <style:style style:name="P3" style:family="paragraph" style:parent-style-name="Heading_20_3"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Heading_20_1">
      <style:text-properties officeooo:paragraph-rsid="001e1aef"/>
    </style:style>
    <style:style style:name="P7" style:family="paragraph" style:parent-style-name="Heading_20_3">
      <style:text-properties officeooo:rsid="001e1aef" officeooo:paragraph-rsid="001e1aef"/>
    </style:style>
    <style:style style:name="P8" style:family="paragraph" style:parent-style-name="Heading_20_3">
      <style:text-properties officeooo:paragraph-rsid="001e1aef"/>
    </style:style>
    <style:style style:name="P9" style:family="paragraph" style:parent-style-name="Heading_20_2">
      <style:text-properties officeooo:rsid="001e1aef" officeooo:paragraph-rsid="001e1aef"/>
    </style:style>
    <style:style style:name="T1" style:family="text">
      <style:text-properties fo:font-size="32pt" fo:language="szl" fo:country="PL" fo:font-weight="bold" officeooo:rsid="0017daa1" style:font-size-asian="28pt" style:font-weight-asian="bold" style:font-size-complex="32pt" style:font-weight-complex="bold"/>
    </style:style>
    <style:style style:name="T2" style:family="text">
      <style:text-properties fo:font-size="32pt" fo:language="en" fo:country="US" fo:font-weight="bold" officeooo:rsid="0017daa1" style:font-size-asian="28pt" style:font-weight-asian="bold" style:font-size-complex="32pt" style:font-weight-complex="bold"/>
    </style:style>
    <style:style style:name="T3" style:family="text">
      <style:text-properties fo:font-weight="normal" officeooo:rsid="0017daa1" style:font-weight-asian="normal" style:font-weight-complex="normal"/>
    </style:style>
    <style:style style:name="T4" style:family="text">
      <style:text-properties fo:font-weight="normal" officeooo:rsid="001b43a2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 officeooo:rsid="001e1aef"/>
    </style:style>
    <style:style style:name="T7" style:family="text">
      <style:text-properties fo:language="en" fo:country="US" officeooo:rsid="001d159c"/>
    </style:style>
    <style:style style:name="T8" style:family="text">
      <style:text-properties officeooo:rsid="001e1a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Fater</text:span><text:span text:style-name="T2"> Engine Documentation</text:span></text:p>
      <text:h text:style-name="P1" text:outline-level="1">Requirements</text:h>
      <text:h text:style-name="P2" text:outline-level="2">Linux</text:h>
      <text:h text:style-name="P3" text:outline-level="3"><text:span text:style-name="T3">Vulkan SD</text:span><text:span text:style-name="T4">K</text:span></text:h>
      <text:h text:style-name="P3" text:outline-level="3">Clang</text:h>
      <text:h text:style-name="P4" text:outline-level="2">On Red Hat based OS</text:h>
      <text:h text:style-name="P3" text:outline-level="3">„sudo dnf install libX11-devel &amp;&amp; sudo dnf install libxkbcommon-x11-devel” (if not installed earlier)</text:h>
      <text:h text:style-name="P4" text:outline-level="2">On Debian based OS</text:h>
      <text:h text:style-name="P3" text:outline-level="3"><text:span text:style-name="T5">„sudo apt-get install libx11-dev &amp;&amp; sudo apt-get install libxkbcommon-x11-dev” </text:span><text:span text:style-name="T5">(if not installed earlier)</text:span></text:h>
      <text:h text:style-name="P4" text:outline-level="2">Windows</text:h>
      <text:h text:style-name="P3" text:outline-level="3">Gcc/G++</text:h>
      <text:h text:style-name="P3" text:outline-level="3">Vulkan SDK</text:h>
      <text:h text:style-name="P4" text:outline-level="2">All OS</text:h>
      <text:h text:style-name="P3" text:outline-level="3">Visual Studio Code (or similar)</text:h>
      <text:h text:style-name="P5" text:outline-level="1" text:is-list-header="true"/>
      <text:h text:style-name="P6" text:outline-level="1"><text:span text:style-name="T6">Code </text:span><text:span text:style-name="T7">Definitions</text:span></text:h>
      <text:h text:style-name="Heading_20_2" text:outline-level="2">Unsigned Variables</text:h>
      <text:h text:style-name="P7" text:outline-level="3">Char = u8</text:h>
      <text:h text:style-name="P7" text:outline-level="3">Short = u16</text:h>
      <text:h text:style-name="P7" text:outline-level="3">Int = u32</text:h>
      <text:h text:style-name="P8" text:outline-level="3"><text:span text:style-name="T8">Long long = u64</text:span></text:h>
      <text:h text:style-name="Heading_20_2" text:outline-level="2">Signed Variables</text:h>
      <text:h text:style-name="P7" text:outline-level="3">Char = i8</text:h>
      <text:h text:style-name="P7" text:outline-level="3">Short = i16</text:h>
      <text:h text:style-name="P7" text:outline-level="3">Int = i32</text:h>
      <text:h text:style-name="P7" text:outline-level="3">Long long = i64</text:h>
      <text:h text:style-name="P9" text:outline-level="2">Floating Variables</text:h>
      <text:h text:style-name="P7" text:outline-level="3">Float = f32</text:h>
      <text:h text:style-name="P7" text:outline-level="3">Double = f64</text:h>
      <text:h text:style-name="P9" text:outline-level="2"><text:soft-page-break/>Boolean Variables</text:h>
      <text:h text:style-name="P7" text:outline-level="3">Char = b8</text:h>
      <text:h text:style-name="P7" text:outline-level="3">Int = b32</text:h>
      <text:h text:style-name="P7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tru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/>
      <style:text-properties fo:font-size="22pt" fo:language="en" fo:country="US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5cm" fo:margin-bottom="0.21cm" style:contextual-spacing="true" style:page-number="auto"/>
      <style:text-properties fo:font-size="12pt" fo:language="en" fo:country="US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13:16:55.847363000</meta:creation-date>
    <dc:date>2025-08-14T14:38:25.259254100</dc:date>
    <meta:editing-duration>PT8M37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31" meta:word-count="132" meta:character-count="654" meta:non-whitespace-character-count="583"/>
  </office:meta>
</office:document-meta>
</file>